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e7237" officeooo:paragraph-rsid="000e7237" style:font-weight-asian="bold" style:font-weight-complex="bold"/>
    </style:style>
    <style:style style:name="P3" style:family="paragraph" style:parent-style-name="Standard">
      <loext:graphic-properties draw:fill-hatch-name="hatch"/>
      <style:paragraph-properties fo:margin-left="0in" fo:margin-right="0in" fo:line-height="200%" fo:text-align="justify" style:justify-single-word="false" fo:text-indent="0in" style:auto-text-indent="true"/>
      <style:text-properties officeooo:rsid="000e7237" officeooo:paragraph-rsid="000e7237"/>
    </style:style>
    <style:style style:name="P4" style:family="paragraph" style:parent-style-name="Standard">
      <loext:graphic-properties draw:fill-hatch-name="hatch"/>
      <style:paragraph-properties fo:margin-left="0in" fo:margin-right="0in" fo:line-height="200%" fo:text-align="justify" style:justify-single-word="false" fo:text-indent="0in" style:auto-text-indent="true"/>
      <style:text-properties officeooo:rsid="000f3ce2" officeooo:paragraph-rsid="000f3ce2"/>
    </style:style>
    <style:style style:name="P5" style:family="paragraph" style:parent-style-name="Standard">
      <loext:graphic-properties draw:fill-hatch-name="hatch"/>
      <style:paragraph-properties fo:margin-left="0in" fo:margin-right="0in" fo:line-height="200%" fo:text-align="justify" style:justify-single-word="false" fo:text-indent="0in" style:auto-text-indent="true"/>
      <style:text-properties fo:font-weight="normal" officeooo:rsid="000e7237" officeooo:paragraph-rsid="000e723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7d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 would like to thank my <text:span text:style-name="T1">Creator</text:span> for creating me, and for creating the entire Universe. I thank Him for my drive and musical talent.</text:p>
      <text:p text:style-name="P3">I would like to thank my parents for instilling in me a deep love of education. I would like to thank my Family, Friends, and Fellow Church Members for their kindness, love, and support.</text:p>
      <text:p text:style-name="P3">I would like to thank all of the great saxophonists who inspired me: Charlie Parker, John Coltrane, David Sanborn, Phil Woods, Vi Redd, Sonny Stitt, Sharel Cassity, Branford Marsalis, Lakecia Benjamin, Hank Crawford, Jackie McLean, Su Terry, and many, many more.</text:p>
      <text:p text:style-name="P5">I would like to thank Professor Christopher Barrick for creating his amazing Altissimo Fingerings for Alto Saxophone, and for allowing me to include it in this boo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M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e7237" officeooo:paragraph-rsid="000e7237" style:font-weight-asian="bold" style:font-weight-complex="bold"/>
    </style:style>
    <style:style style:name="MT1" style:family="text">
      <style:text-properties officeooo:rsid="00117d4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500 Daily Saxophone Etudes – <text:span text:style-name="MT1">Volume 2</text:span></text:p>
        <text:p text:style-name="MP2">Acknowledgment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1:13:13.924013077</meta:creation-date>
    <dc:date>2025-02-28T19:30:15.495358215</dc:date>
    <meta:editing-duration>PT19M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34" meta:character-count="797" meta:non-whitespace-character-count="668"/>
  </office:meta>
</office:document-meta>
</file>